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F90000001DF68FB40B.png"/>
  <manifest:file-entry manifest:media-type="image/png" manifest:full-path="Pictures/10000000000003320000001A796E9C34.png"/>
  <manifest:file-entry manifest:media-type="image/png" manifest:full-path="Pictures/100000000000010200000070E88BBD9A.png"/>
  <manifest:file-entry manifest:media-type="image/png" manifest:full-path="Pictures/100000000000032F0000001DD39013EE.png"/>
  <manifest:file-entry manifest:media-type="image/png" manifest:full-path="Pictures/10000000000003180000001D1DB78C4E.png"/>
  <manifest:file-entry manifest:media-type="image/png" manifest:full-path="Pictures/10000000000003120000001E82123B15.png"/>
  <manifest:file-entry manifest:media-type="image/png" manifest:full-path="Pictures/100000000000032E0000001C5ECA76F9.png"/>
  <manifest:file-entry manifest:media-type="image/png" manifest:full-path="Pictures/10000000000003270000001DE20D1764.png"/>
  <manifest:file-entry manifest:media-type="image/png" manifest:full-path="Pictures/10000000000003340000002314195F77.png"/>
  <manifest:file-entry manifest:media-type="image/png" manifest:full-path="Pictures/100000000000023C0000001EDB7C2A24.png"/>
  <manifest:file-entry manifest:media-type="image/png" manifest:full-path="Pictures/1000000000000269000000BB45A627F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Tinos, 'Baskerville Old Face', 'Bell MT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font-name="Times New Roman1" fo:font-size="12pt" fo:letter-spacing="normal" fo:font-style="normal"/>
    </style:style>
    <style:style style:name="T2" style:family="text">
      <style:text-properties fo:font-variant="normal" fo:text-transform="none" fo:color="#000000" style:font-name="Times New Roman1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1" fo:letter-spacing="normal" fo:font-style="normal"/>
    </style:style>
    <style:style style:name="T4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CALIZACIONES DE, DÓNDE ESTÁ CADA APARTADO</text:p>
      <text:p text:style-name="P1"/>
      <text:p text:style-name="P2"><text:bookmark text:name="E118"/><text:span text:style-name="T2">Carga dinámica de </text:span><text:bookmark text:name="E119"/><text:span text:style-name="T2">tres </text:span><text:bookmark text:name="E120"/><text:span text:style-name="T2">formularios y scripts de dichos formularios</text:span> :</text:p>
      <text:p text:style-name="P2"/>
      <text:p text:style-name="P2"><text:tab/>Archivo index.js en la carptera js:</text:p>
      <text:p text:style-name="P2"><draw:frame draw:style-name="fr1" draw:name="gráficos1" text:anchor-type="paragraph" svg:width="6.826cm" svg:height="2.963cm" draw:z-index="0"><draw:image xlink:href="Pictures/100000000000010200000070E88BBD9A.png" xlink:type="simple" xlink:show="embed" xlink:actuate="onLoad"/></draw:frame><text:tab/>Líneas: 1-8</text:p>
      <text:p text:style-name="P2"><draw:frame draw:style-name="fr1" draw:name="gráficos2" text:anchor-type="paragraph" svg:width="16.325cm" svg:height="4.948cm" draw:z-index="1"><draw:image xlink:href="Pictures/1000000000000269000000BB45A627F3.png" xlink:type="simple" xlink:show="embed" xlink:actuate="onLoad"/></draw:frame></text:p>
      <text:p text:style-name="P2"/>
      <text:p text:style-name="P2"><text:span text:style-name="T2">Presencia de al menos una llamada ajax de cada tipo de las siguientes:</text:span> </text:p>
      <text:p text:style-name="P2"/>
      <text:p text:style-name="P3"><text:span text:style-name="T3">.load</text:span> </text:p>
      <text:p text:style-name="P2"><text:tab/>Archivo js/index.js líneas 19, 37, 155</text:p>
      <text:p text:style-name="P2"><draw:frame draw:style-name="fr2" draw:name="gráficos3" text:anchor-type="paragraph" svg:width="19.001cm" svg:height="0.603cm" draw:z-index="2"><draw:image xlink:href="Pictures/10000000000003320000001A796E9C34.png" xlink:type="simple" xlink:show="embed" xlink:actuate="onLoad"/></draw:frame></text:p>
      <text:p text:style-name="P2"><draw:frame draw:style-name="fr2" draw:name="gráficos4" text:anchor-type="paragraph" svg:width="19.001cm" svg:height="0.695cm" draw:z-index="3"><draw:image xlink:href="Pictures/10000000000003180000001D1DB78C4E.png" xlink:type="simple" xlink:show="embed" xlink:actuate="onLoad"/></draw:frame><text:tab/></text:p>
      <text:p text:style-name="P2"><draw:frame draw:style-name="fr2" draw:name="gráficos5" text:anchor-type="paragraph" svg:width="19.001cm" svg:height="0.653cm" draw:z-index="4"><draw:image xlink:href="Pictures/100000000000032E0000001C5ECA76F9.png" xlink:type="simple" xlink:show="embed" xlink:actuate="onLoad"/></draw:frame></text:p>
      <text:p text:style-name="P3"><text:span text:style-name="T3">.get</text:span> </text:p>
      <text:p text:style-name="P3"><text:tab/><text:span text:style-name="T5">Archivo js/index.js :</text:span></text:p>
      <text:p text:style-name="P4"><text:tab/><text:tab/>líneas: 52, 184, 230, 297</text:p>
      <text:p text:style-name="P3"><draw:frame draw:style-name="fr1" draw:name="gráficos6" text:anchor-type="paragraph" svg:width="15.134cm" svg:height="0.794cm" draw:z-index="5"><draw:image xlink:href="Pictures/100000000000023C0000001EDB7C2A24.png" xlink:type="simple" xlink:show="embed" xlink:actuate="onLoad"/></draw:frame></text:p>
      <text:p text:style-name="P3"><draw:frame draw:style-name="fr2" draw:name="gráficos7" text:anchor-type="paragraph" svg:width="19.001cm" svg:height="0.683cm" draw:z-index="6"><draw:image xlink:href="Pictures/10000000000003270000001DE20D1764.png" xlink:type="simple" xlink:show="embed" xlink:actuate="onLoad"/></draw:frame></text:p>
      <text:p text:style-name="P3"><draw:frame draw:style-name="fr2" draw:name="gráficos8" text:anchor-type="paragraph" svg:width="19.001cm" svg:height="0.81cm" draw:z-index="7"><draw:image xlink:href="Pictures/10000000000003340000002314195F77.png" xlink:type="simple" xlink:show="embed" xlink:actuate="onLoad"/></draw:frame></text:p>
      <text:p text:style-name="P3"><draw:frame draw:style-name="fr2" draw:name="gráficos9" text:anchor-type="paragraph" svg:width="19.001cm" svg:height="0.676cm" draw:z-index="8"><draw:image xlink:href="Pictures/100000000000032F0000001DD39013EE.png" xlink:type="simple" xlink:show="embed" xlink:actuate="onLoad"/></draw:frame></text:p>
      <text:p text:style-name="P4"><text:tab/>Archivo altaCarrito/aceptarCompra.js : líneas =&gt; 13, 29, <text:s/></text:p>
      <text:p text:style-name="P4"><draw:frame draw:style-name="fr2" draw:name="gráficos10" text:anchor-type="paragraph" svg:width="19.001cm" svg:height="0.723cm" draw:z-index="9"><draw:image xlink:href="Pictures/10000000000002F90000001DF68FB40B.png" xlink:type="simple" xlink:show="embed" xlink:actuate="onLoad"/></draw:frame></text:p>
      <text:p text:style-name="P4"><draw:frame draw:style-name="fr2" draw:name="gráficos11" text:anchor-type="paragraph" svg:width="19.001cm" svg:height="0.725cm" draw:z-index="10"><draw:image xlink:href="Pictures/10000000000003120000001E82123B1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, Tinos, 'Baskerville Old Face', 'Bell MT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M45S</meta:editing-duration>
    <meta:editing-cycles>3</meta:editing-cycles>
    <meta:generator>OpenOffice/4.1.7$Win32 OpenOffice.org_project/417m1$Build-9800</meta:generator>
    <dc:date>2020-02-22T15:07:22.28</dc:date>
    <meta:document-statistic meta:table-count="0" meta:image-count="11" meta:object-count="0" meta:page-count="1" meta:paragraph-count="12" meta:word-count="61" meta:character-count="389"/>
    <meta:user-defined meta:name="Info 1"/>
    <meta:user-defined meta:name="Info 2"/>
    <meta:user-defined meta:name="Info 3"/>
    <meta:user-defined meta:name="Info 4"/>
  </office:meta>
</office:document-meta>
</file>